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06.34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9.66pt"/>
    </style:style>
    <style:style style:name="co20" style:family="table-column">
      <style:table-column-properties fo:break-before="auto" style:column-width="56.3pt"/>
    </style:style>
    <style:style style:name="co21" style:family="table-column">
      <style:table-column-properties fo:break-before="auto" style:column-width="144.45pt"/>
    </style:style>
    <style:style style:name="co22" style:family="table-column">
      <style:table-column-properties fo:break-before="auto" style:column-width="420.66pt"/>
    </style:style>
    <style:style style:name="co23" style:family="table-column">
      <style:table-column-properties fo:break-before="auto" style:column-width="103.95pt"/>
    </style:style>
    <style:style style:name="co24" style:family="table-column">
      <style:table-column-properties fo:break-before="auto" style:column-width="412.75pt"/>
    </style:style>
    <style:style style:name="co25" style:family="table-column">
      <style:table-column-properties fo:break-before="auto" style:column-width="1173.06pt"/>
    </style:style>
    <style:style style:name="co26" style:family="table-column">
      <style:table-column-properties fo:break-before="auto" style:column-width="53.21pt"/>
    </style:style>
    <style:style style:name="co27" style:family="table-column">
      <style:table-column-properties fo:break-before="auto" style:column-width="192.84pt"/>
    </style:style>
    <style:style style:name="co28" style:family="table-column">
      <style:table-column-properties fo:break-before="auto" style:column-width="115.91pt"/>
    </style:style>
    <style:style style:name="co29" style:family="table-column">
      <style:table-column-properties fo:break-before="auto" style:column-width="70.61pt"/>
    </style:style>
    <style:style style:name="co30" style:family="table-column">
      <style:table-column-properties fo:break-before="auto" style:column-width="161.09pt"/>
    </style:style>
    <style:style style:name="co31" style:family="table-column">
      <style:table-column-properties fo:break-before="auto" style:column-width="749.31pt"/>
    </style:style>
    <style:style style:name="co32" style:family="table-column">
      <style:table-column-properties fo:break-before="auto" style:column-width="80.16pt"/>
    </style:style>
    <style:style style:name="co33" style:family="table-column">
      <style:table-column-properties fo:break-before="auto" style:column-width="60.35pt"/>
    </style:style>
    <style:style style:name="co34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ta3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400pt" fo:font-style="normal" fo:text-shadow="none" style:text-underline-style="none" fo:font-weight="normal" style:font-size-asian="400pt" style:font-style-asian="normal" style:font-weight-asian="normal" style:font-size-complex="4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988" table:default-cell-style-name="Default"/>
        <table:table-row table:style-name="ro1">
          <table:table-cell table:style-name="ce1" office:value-type="string" calcext:value-type="string" table:number-columns-spanned="36" table:number-rows-spanned="1">
            <text:p>Kuuube's Wacom Tablet Mastersheet</text:p>
          </table:table-cell>
          <table:covered-table-cell table:number-columns-repeated="35"/>
          <table:table-cell table:number-columns-repeated="988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3-08-24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3-08-24T00:00:00</dc:date>
              <text:p text:style-name="P1">Wacom One Standard Pen</text:p>
            </office:annotation>
            <text:p>CP92303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92303, CP91300, CP202, L471-2, 180 22-1, 180J 22-1</text:p>
          </table:table-cell>
          <table:table-cell table:style-name="ce8" office:value-type="string" calcext:value-type="string">
            <text:p>N/A</text:p>
          </table:table-cell>
          <table:table-cell table:style-name="ce4" office:value-type="string" calcext:value-type="string" table:number-columns-spanned="1" table:number-rows-spanned="74">
            <text:p>Pens</text:p>
          </table:table-cell>
          <table:table-cell table:style-name="ce5" office:value-type="string" calcext:value-type="string">
            <office:annotation draw:style-name="gr1" draw:text-style-name="P2" svg:width="725.33pt" svg:height="25.51pt" svg:x="2989.25pt" svg:y="67.49pt" draw:caption-point-x="-11.54pt" draw:caption-point-y="-22.22pt">
              <dc:date>2023-08-24T00:00:00</dc:date>
              <text:p text:style-name="P1">(Wacom One Standard Pen)</text:p>
            </office:annotation>
            <text:p>CP9230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911Z, ACK24918Z, ACK24919Z</text:p>
          </table:table-cell>
          <table:table-cell table:style-name="ce8" office:value-type="string" calcext:value-type="string">
            <text:p>CTC-4110WL, CTC-6110WL</text:p>
          </table:table-cell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1" draw:text-style-name="P2" svg:width="327.74pt" svg:height="25.51pt" svg:x="5690.89pt" svg:y="67.49pt" draw:caption-point-x="-11.54pt" draw:caption-point-y="-22.22pt">
              <dc:date>2023-08-24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3-08-24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3-08-24T00:00:00</dc:date>
              <text:p text:style-name="P1">Wacom One Standard Pen</text:p>
            </office:annotation>
            <text:p>CP92303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92303, CP91300, CP202, L471-2, 180 22-1, 180J 22-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82.49pt" draw:caption-point-x="-11.54pt" draw:caption-point-y="-22.22pt">
              <dc:date>2023-08-24T00:00:00</dc:date>
              <text:p text:style-name="P1">(Wacom One Pen)</text:p>
            </office:annotation>
            <text:p>CP91300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501Z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82.49pt" draw:caption-point-x="-11.54pt" draw:caption-point-y="-22.22pt">
              <dc:date>2023-08-24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3-08-24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3-08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7.51pt" draw:caption-point-x="-11.54pt" draw:caption-point-y="-22.25pt">
              <dc:date>2023-08-24T00:00:00</dc:date>
              <text:p text:style-name="P1">(Dr. Grip Digital for Wacom ブラック) (Dr. Grip Digital for Wacom アクアブルー)</text:p>
            </office:annotation>
            <text:p>CP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97.51pt" draw:caption-point-x="-11.54pt" draw:caption-point-y="-22.25pt">
              <dc:date>2023-08-24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3-08-24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3-08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11" office:value-type="string" calcext:value-type="string">
            <office:annotation draw:style-name="gr2" draw:text-style-name="P2" svg:width="725.33pt" svg:height="25.48pt" svg:x="2989.25pt" svg:y="112.51pt" draw:caption-point-x="-11.54pt" draw:caption-point-y="-22.22pt">
              <dc:date>2023-08-24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112.51pt" draw:caption-point-x="-11.54pt" draw:caption-point-y="-22.22pt">
              <dc:date>2023-08-24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3-08-24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3-08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27.5pt" draw:caption-point-x="-11.54pt" draw:caption-point-y="-22.22pt">
              <dc:date>2023-08-24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127.5pt" draw:caption-point-x="-11.54pt" draw:caption-point-y="-22.22pt">
              <dc:date>2023-08-24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3-08-24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3-08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42.5pt" draw:caption-point-x="-11.54pt" draw:caption-point-y="-22.22pt">
              <dc:date>2023-08-24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covered-table-cell/>
          <table:table-cell table:style-name="ce8" table:number-columns-repeated="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3-08-24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3-08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57.49pt" draw:caption-point-x="-11.54pt" draw:caption-point-y="-22.22pt">
              <dc:date>2023-08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157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157.49pt" draw:caption-point-x="-11.54pt" draw:caption-point-y="-22.22pt">
              <dc:date>2023-08-24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3-08-24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3-08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72.49pt" draw:caption-point-x="-11.54pt" draw:caption-point-y="-22.22pt">
              <dc:date>2023-08-2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172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172.49pt" draw:caption-point-x="-11.54pt" draw:caption-point-y="-22.22pt">
              <dc:date>2023-08-24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3-08-24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3-08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87.51pt" draw:caption-point-x="-11.54pt" draw:caption-point-y="-22.25pt">
              <dc:date>2023-08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87.51pt" draw:caption-point-x="-11.54pt" draw:caption-point-y="-22.25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187.51pt" draw:caption-point-x="-11.54pt" draw:caption-point-y="-22.25pt">
              <dc:date>2023-08-24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3-08-24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3-08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02.51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02.51pt" draw:caption-point-x="-11.54pt" draw:caption-point-y="-22.22pt">
              <dc:date>2023-08-24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3-08-24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17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17.5pt" draw:caption-point-x="-11.54pt" draw:caption-point-y="-22.22pt">
              <dc:date>2023-08-24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3-08-24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32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32.5pt" draw:caption-point-x="-11.54pt" draw:caption-point-y="-22.22pt">
              <dc:date>2023-08-24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3-08-24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247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247.49pt" draw:caption-point-x="-11.54pt" draw:caption-point-y="-22.22pt">
              <dc:date>2023-08-24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3-08-24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262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262.49pt" draw:caption-point-x="-11.54pt" draw:caption-point-y="-22.22pt">
              <dc:date>2023-08-24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3-08-24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3-08-2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277.51pt" draw:caption-point-x="-11.54pt" draw:caption-point-y="-22.25pt">
              <dc:date>2023-08-2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77.51pt" draw:caption-point-x="-11.54pt" draw:caption-point-y="-22.25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77.51pt" draw:caption-point-x="-11.54pt" draw:caption-point-y="-22.25pt">
              <dc:date>2023-08-24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3-08-24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3-08-2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292.51pt" draw:caption-point-x="-11.54pt" draw:caption-point-y="-22.22pt">
              <dc:date>2023-08-24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292.51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292.51pt" draw:caption-point-x="-11.54pt" draw:caption-point-y="-22.22pt">
              <dc:date>2023-08-24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3-08-24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307.5pt" draw:caption-point-x="-11.54pt" draw:caption-point-y="-22.22pt">
              <dc:date>2023-08-24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07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307.5pt" draw:caption-point-x="-11.54pt" draw:caption-point-y="-22.22pt">
              <dc:date>2023-08-24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3-08-24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322.5pt" draw:caption-point-x="-11.54pt" draw:caption-point-y="-22.22pt">
              <dc:date>2023-08-2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22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322.5pt" draw:caption-point-x="-11.54pt" draw:caption-point-y="-22.22pt">
              <dc:date>2023-08-24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3-08-24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337.49pt" draw:caption-point-x="-11.54pt" draw:caption-point-y="-22.22pt">
              <dc:date>2023-08-24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337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337.49pt" draw:caption-point-x="-11.54pt" draw:caption-point-y="-22.22pt">
              <dc:date>2023-08-24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3-08-24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352.49pt" draw:caption-point-x="-11.54pt" draw:caption-point-y="-22.22pt">
              <dc:date>2023-08-2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352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1" draw:text-style-name="P2" svg:width="327.74pt" svg:height="25.51pt" svg:x="5690.89pt" svg:y="352.49pt" draw:caption-point-x="-11.54pt" draw:caption-point-y="-22.22pt">
              <dc:date>2023-08-24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3-08-24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367.51pt" draw:caption-point-x="-11.54pt" draw:caption-point-y="-22.25pt">
              <dc:date>2023-08-2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67.51pt" draw:caption-point-x="-11.54pt" draw:caption-point-y="-22.25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covered-table-cell/>
          <table:table-cell table:style-name="ce8" office:value-type="string" calcext:value-type="string">
            <office:annotation draw:style-name="gr2" draw:text-style-name="P2" svg:width="327.74pt" svg:height="25.48pt" svg:x="5690.89pt" svg:y="367.51pt" draw:caption-point-x="-11.54pt" draw:caption-point-y="-22.25pt">
              <dc:date>2023-08-24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3-08-24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3-08-2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382.51pt" draw:caption-point-x="-11.54pt" draw:caption-point-y="-22.22pt">
              <dc:date>2023-08-24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82.51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3-08-24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3-08-2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397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3-08-24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3-08-2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412.5pt" draw:caption-point-x="-11.54pt" draw:caption-point-y="-22.22pt">
              <dc:date>2023-08-24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412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3-08-24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3-08-2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427.49pt" draw:caption-point-x="-11.54pt" draw:caption-point-y="-22.22pt">
              <dc:date>2023-08-24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427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3-08-24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3-08-24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442.49pt" draw:caption-point-x="-11.54pt" draw:caption-point-y="-22.22pt">
              <dc:date>2023-08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442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3-08-24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3-08-24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457.51pt" draw:caption-point-x="-11.54pt" draw:caption-point-y="-22.25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3-08-24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472.51pt" draw:caption-point-x="-11.54pt" draw:caption-point-y="-22.22pt">
              <dc:date>2023-08-24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472.51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3-08-24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487.5pt" draw:caption-point-x="-11.54pt" draw:caption-point-y="-22.22pt">
              <dc:date>2023-08-24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487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3-08-24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3-08-24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502.5pt" draw:caption-point-x="-11.54pt" draw:caption-point-y="-22.22pt">
              <dc:date>2023-08-2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502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3-08-24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3-08-2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517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3-08-24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3-08-2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532.49pt" draw:caption-point-x="-11.54pt" draw:caption-point-y="-22.22pt">
              <dc:date>2023-08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532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3-08-24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table:number-columns-repeated="16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3-08-24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3-08-2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562.51pt" draw:caption-point-x="-11.54pt" draw:caption-point-y="-22.22pt">
              <dc:date>2023-08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3-08-24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3-08-2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577.5pt" draw:caption-point-x="-11.54pt" draw:caption-point-y="-22.22pt">
              <dc:date>2023-08-24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3-08-24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592.5pt" draw:caption-point-x="-11.54pt" draw:caption-point-y="-22.22pt">
              <dc:date>2023-08-24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3-08-24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607.49pt" draw:caption-point-x="-11.54pt" draw:caption-point-y="-22.22pt">
              <dc:date>2023-08-24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3-08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622.49pt" draw:caption-point-x="-11.54pt" draw:caption-point-y="-22.22pt">
              <dc:date>2023-08-24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3-08-24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3-08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637.51pt" draw:caption-point-x="-11.54pt" draw:caption-point-y="-22.25pt">
              <dc:date>2023-08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637.51pt" draw:caption-point-x="-11.54pt" draw:caption-point-y="-22.25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3-08-24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3-08-24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652.51pt" draw:caption-point-x="-11.54pt" draw:caption-point-y="-22.22pt">
              <dc:date>2023-08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652.51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3-08-24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3-08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667.5pt" draw:caption-point-x="-11.54pt" draw:caption-point-y="-22.22pt">
              <dc:date>2023-08-24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667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3-08-24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682.5pt" draw:caption-point-x="-11.54pt" draw:caption-point-y="-22.22pt">
              <dc:date>2023-08-24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682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3-08-24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697.49pt" draw:caption-point-x="-11.54pt" draw:caption-point-y="-22.22pt">
              <dc:date>2023-08-24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3-08-24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712.49pt" draw:caption-point-x="-11.54pt" draw:caption-point-y="-22.22pt">
              <dc:date>2023-08-24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712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3-08-24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727.51pt" draw:caption-point-x="-11.54pt" draw:caption-point-y="-22.25pt">
              <dc:date>2023-08-24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727.51pt" draw:caption-point-x="-11.54pt" draw:caption-point-y="-22.25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3-08-24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3-08-24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742.51pt" draw:caption-point-x="-11.54pt" draw:caption-point-y="-22.22pt">
              <dc:date>2023-08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742.51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3-08-24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3-08-24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757.5pt" draw:caption-point-x="-11.54pt" draw:caption-point-y="-22.22pt">
              <dc:date>2023-08-24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757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3-08-24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772.5pt" draw:caption-point-x="-11.54pt" draw:caption-point-y="-22.22pt">
              <dc:date>2023-08-24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3-08-24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3-08-2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787.49pt" draw:caption-point-x="-11.54pt" draw:caption-point-y="-22.22pt">
              <dc:date>2023-08-24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3-08-24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3-08-2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802.49pt" draw:caption-point-x="-11.54pt" draw:caption-point-y="-22.22pt">
              <dc:date>2023-08-24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802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3-08-24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3-08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817.51pt" draw:caption-point-x="-11.54pt" draw:caption-point-y="-22.25pt">
              <dc:date>2023-08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817.51pt" draw:caption-point-x="-11.54pt" draw:caption-point-y="-22.25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3-08-24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3-08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832.51pt" draw:caption-point-x="-11.54pt" draw:caption-point-y="-22.22pt">
              <dc:date>2023-08-24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832.51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3-08-24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3-08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847.5pt" draw:caption-point-x="-11.54pt" draw:caption-point-y="-22.22pt">
              <dc:date>2023-08-24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847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3-08-24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862.5pt" draw:caption-point-x="-11.54pt" draw:caption-point-y="-22.22pt">
              <dc:date>2023-08-24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3-08-24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877.49pt" draw:caption-point-x="-11.54pt" draw:caption-point-y="-22.22pt">
              <dc:date>2023-08-24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3-08-24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892.49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892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3-08-24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07.51pt" draw:caption-point-x="-11.54pt" draw:caption-point-y="-22.25pt">
              <dc:date>2023-08-24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907.51pt" draw:caption-point-x="-11.54pt" draw:caption-point-y="-22.25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3-08-24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22.51pt" draw:caption-point-x="-11.54pt" draw:caption-point-y="-22.22pt">
              <dc:date>2023-08-24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3-08-24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37.5pt" draw:caption-point-x="-11.54pt" draw:caption-point-y="-22.22pt">
              <dc:date>2023-08-24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/>
          <table:table-cell table:style-name="ce7" table:number-columns-repeated="17"/>
          <table:table-cell/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952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967.49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967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3-08-24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3-08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982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3-08-24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3-08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997.51pt" draw:caption-point-x="-11.54pt" draw:caption-point-y="-22.25pt">
              <dc:date>2023-08-24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997.51pt" draw:caption-point-x="-11.54pt" draw:caption-point-y="-22.25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3-08-24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3-08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012.51pt" draw:caption-point-x="-11.54pt" draw:caption-point-y="-22.22pt">
              <dc:date>2023-08-24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012.51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3-08-24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3-08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027.5pt" draw:caption-point-x="-11.54pt" draw:caption-point-y="-22.22pt">
              <dc:date>2023-08-24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41.39pt" draw:caption-point-x="-11.54pt" draw:caption-point-y="-21.12pt">
              <dc:date>2023-08-24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3-08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042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56.42pt" draw:caption-point-x="-11.54pt" draw:caption-point-y="-21.15pt">
              <dc:date>2023-08-24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3-08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057.49pt" draw:caption-point-x="-11.54pt" draw:caption-point-y="-22.22pt">
              <dc:date>2023-08-24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1057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3-08-24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3-08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072.49pt" draw:caption-point-x="-11.54pt" draw:caption-point-y="-22.22pt">
              <dc:date>2023-08-24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75.4pt" svg:height="25.51pt" svg:x="4271.78pt" svg:y="1072.49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3-08-24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3-08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087.51pt" draw:caption-point-x="-11.54pt" draw:caption-point-y="-22.25pt">
              <dc:date>2023-08-24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087.51pt" draw:caption-point-x="-11.54pt" draw:caption-point-y="-22.25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3-08-24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3-08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102.51pt" draw:caption-point-x="-11.54pt" draw:caption-point-y="-22.22pt">
              <dc:date>2023-08-24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102.51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3-08-24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3-08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117.5pt" draw:caption-point-x="-11.54pt" draw:caption-point-y="-22.22pt">
              <dc:date>2023-08-24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117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3-08-24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3-08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covered-table-cell/>
          <table:table-cell table:style-name="ce5" office:value-type="string" calcext:value-type="string">
            <office:annotation draw:style-name="gr2" draw:text-style-name="P2" svg:width="725.33pt" svg:height="25.48pt" svg:x="2989.25pt" svg:y="1132.5pt" draw:caption-point-x="-11.54pt" draw:caption-point-y="-22.22pt">
              <dc:date>2023-08-24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75.4pt" svg:height="25.48pt" svg:x="4271.78pt" svg:y="1132.5pt" draw:caption-point-x="-11.54pt" draw:caption-point-y="-22.22pt">
              <dc:date>2023-08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3-08-24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3-08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147.49pt" draw:caption-point-x="-11.54pt" draw:caption-point-y="-22.22pt">
              <dc:date>2023-08-24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3-08-24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3-08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covered-table-cell/>
          <table:table-cell table:style-name="ce5" office:value-type="string" calcext:value-type="string">
            <office:annotation draw:style-name="gr1" draw:text-style-name="P2" svg:width="725.33pt" svg:height="25.51pt" svg:x="2989.25pt" svg:y="1162.49pt" draw:caption-point-x="-11.54pt" draw:caption-point-y="-22.22pt">
              <dc:date>2023-08-24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76.41pt" draw:caption-point-x="-11.54pt" draw:caption-point-y="-21.15pt">
              <dc:date>2023-08-24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3-08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style-name="ce10"/>
          <table:table-cell table:style-name="ce5" office:value-type="string" calcext:value-type="string">
            <office:annotation draw:style-name="gr2" draw:text-style-name="P2" svg:width="725.33pt" svg:height="25.48pt" svg:x="2989.25pt" svg:y="1177.51pt" draw:caption-point-x="-11.54pt" draw:caption-point-y="-22.25pt">
              <dc:date>2023-08-24T00:00:00</dc:date>
              <text:p text:style-name="P1">(Slim Stylus Gray)</text:p>
            </office:annotation>
            <text:p>SP-20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3-08-24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3-08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725.33pt" svg:height="25.48pt" svg:x="2989.25pt" svg:y="1192.51pt" draw:caption-point-x="-11.54pt" draw:caption-point-y="-22.22pt">
              <dc:date>2023-08-24T00:00:00</dc:date>
              <text:p text:style-name="P1">(Slim Stylus Magenta)</text:p>
            </office:annotation>
            <text:p>SP-210A</text:p>
          </table:table-cell>
          <table:table-cell table:style-name="ce8" office:value-type="string" calcext:value-type="string">
            <text:p>8.4g</text:p>
          </table:table-cell>
          <table:table-cell table:style-name="ce8" office:value-type="string" calcext:value-type="string">
            <text:p>142.5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3-08-24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3-08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725.33pt" svg:height="25.48pt" svg:x="2989.25pt" svg:y="1207.5pt" draw:caption-point-x="-11.54pt" draw:caption-point-y="-22.22pt">
              <dc:date>2023-08-24T00:00:00</dc:date>
              <text:p text:style-name="P1">(Pressure Stylus Blue)</text:p>
            </office:annotation>
            <text:p>SP-30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3-08-24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3-08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/>
          <table:table-cell table:style-name="ce5" office:value-type="string" calcext:value-type="string">
            <office:annotation draw:style-name="gr2" draw:text-style-name="P2" svg:width="725.33pt" svg:height="25.48pt" svg:x="2989.25pt" svg:y="1222.5pt" draw:caption-point-x="-11.54pt" draw:caption-point-y="-22.22pt">
              <dc:date>2023-08-24T00:00:00</dc:date>
              <text:p text:style-name="P1">(Pressure Stylus Red)</text:p>
            </office:annotation>
            <text:p>SP-310</text:p>
          </table:table-cell>
          <table:table-cell table:style-name="ce8" office:value-type="string" calcext:value-type="string">
            <text:p>11g or 10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style-name="ce8" table:number-columns-repeated="8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3-08-24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3-08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3-08-24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3-08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3-08-24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3-08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3-08-24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3-08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3-08-24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3-08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3-08-24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3-08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3-08-24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3-08-24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3-08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3-08-24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3-08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3-08-24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3-08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3-08-24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3-08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3-08-24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3-08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3-08-24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3-08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3-08-24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3-08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3-08-24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3-08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3-08-24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3-08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3-08-24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3-08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3-08-24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3-08-24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3-08-24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3-08-24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3-08-24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3-08-24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3-08-24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3-08-24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3-08-24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3-08-24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3-08-24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3-08-24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3-08-24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3-08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3-08-24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3-08-24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3-08-24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3-08-24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3-08-24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3-08-24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3-08-24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3-08-24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3-08-24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821.4pt" draw:caption-point-x="-11.54pt" draw:caption-point-y="-21.12pt">
              <dc:date>2023-08-24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3-08-24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10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3-08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3-08-24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3-08-24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3-08-24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3-08-24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3-08-24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3-08-24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3-08-24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3-08-24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3-08-24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17"/>
          <table:table-cell table:number-columns-repeated="988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3-08-24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3-08-24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style-name="ce8" table:number-columns-repeated="9"/>
          <table:table-cell table:number-columns-repeated="996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3-08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33" table:number-columns-repeated="11" table:default-cell-style-name="Default"/>
        <table:table-column table:style-name="co32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3">
        <table:table-column table:style-name="co34" table:default-cell-style-name="Default"/>
        <table:table-column table:style-name="co32" table:number-columns-repeated="1023" table:default-cell-style-name="Default"/>
        <table:table-row table:style-name="ro1">
          <table:table-cell table:style-name="ce16" office:value-type="string" calcext:value-type="string">
            <text:p>Sources</text:p>
          </table:table-cell>
          <table:table-cell table:style-name="ce16"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7"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421" meta:object-count="0"/>
    <meta:generator>LibreOfficeDev/6.0.5.2$Linux_X86_64 LibreOffice_project/</meta:generator>
  </office:meta>
</office:document-meta>
</file>